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tyle:protect="siz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6cm" fo:margin-right="0cm" fo:text-indent="-0.6cm"/>
    </style:style>
    <style:style style:name="P16" style:family="paragraph">
      <style:paragraph-properties fo:margin-left="1.2cm" fo:margin-right="0cm" fo:text-indent="-0.9cm"/>
      <style:text-properties fo:font-size="20pt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font-style="italic" fo:font-weight="bold"/>
    </style:style>
    <style:style style:name="P20" style:family="paragraph">
      <style:paragraph-properties fo:margin-left="0.6cm" fo:margin-right="0cm" fo:text-indent="-0.6cm"/>
      <style:text-properties fo:font-size="16pt"/>
    </style:style>
    <style:style style:name="P21" style:family="paragraph">
      <style:paragraph-properties fo:margin-left="3.6cm" fo:margin-right="0cm" text:enable-numbering="false" fo:text-indent="-0.6cm"/>
    </style:style>
    <style:style style:name="P22" style:family="paragraph">
      <style:paragraph-properties fo:margin-left="4.8cm" fo:margin-right="0cm" text:enable-numbering="false" fo:text-indent="-0.6cm"/>
    </style:style>
    <style:style style:name="P23" style:family="paragraph">
      <style:paragraph-properties fo:margin-left="6cm" fo:margin-right="0cm" text:enable-numbering="false" fo:text-indent="-0.6cm"/>
    </style:style>
    <style:style style:name="P24" style:family="paragraph">
      <style:paragraph-properties fo:margin-left="3.6cm" fo:margin-right="0cm" text:enable-numbering="true" fo:text-indent="-0.6cm"/>
    </style:style>
    <style:style style:name="P25" style:family="paragraph">
      <style:paragraph-properties fo:margin-left="0.6cm" fo:margin-right="0cm" fo:text-indent="-0.6cm"/>
    </style:style>
    <style:style style:name="P26" style:family="paragraph">
      <style:paragraph-properties fo:margin-left="2.4cm" fo:margin-right="0cm" text:enable-numbering="true" fo:text-indent="-0.8cm"/>
    </style:style>
    <style:style style:name="P27" style:family="paragraph">
      <style:paragraph-properties fo:margin-left="7.2cm" fo:margin-right="0cm" text:enable-numbering="false" fo:text-indent="-0.6cm"/>
    </style:style>
    <style:style style:name="P28" style:family="paragraph">
      <style:paragraph-properties fo:margin-left="8.4cm" fo:margin-right="0cm" text:enable-numbering="false" fo:text-indent="-0.6cm"/>
    </style:style>
    <style:style style:name="P29" style:family="paragraph">
      <style:paragraph-properties fo:margin-left="1.2cm" fo:margin-right="0cm" text:enable-numbering="true" fo:text-indent="-0.9cm"/>
    </style:style>
    <style:style style:name="P30" style:family="paragraph">
      <style:text-properties fo:font-size="20pt" fo:font-weight="normal"/>
    </style:style>
    <style:style style:name="P31" style:family="paragraph">
      <style:paragraph-properties fo:margin-left="9.6cm" fo:margin-right="0cm" text:enable-numbering="false" fo:text-indent="-0.6cm"/>
    </style:style>
    <style:style style:name="P32" style:family="paragraph">
      <style:text-properties fo:font-size="20pt" fo:font-style="italic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font-size="24pt"/>
    </style:style>
    <style:style style:name="T7" style:family="text">
      <style:text-properties fo:color="#ffff00" fo:font-size="24pt"/>
    </style:style>
    <style:style style:name="T8" style:family="text">
      <style:text-properties fo:font-size="20pt"/>
    </style:style>
    <style:style style:name="T9" style:family="text">
      <style:text-properties fo:font-style="italic" fo:font-weight="bold"/>
    </style:style>
    <style:style style:name="T10" style:family="text">
      <style:text-properties fo:color="#ffff00"/>
    </style:style>
    <style:style style:name="T11" style:family="text">
      <style:text-properties fo:color="#23ff23"/>
    </style:style>
    <style:style style:name="T12" style:family="text">
      <style:text-properties fo:color="#ccccff"/>
    </style:style>
    <style:style style:name="T13" style:family="text">
      <style:text-properties fo:color="#ff8080" fo:font-style="italic"/>
    </style:style>
    <style:style style:name="T14" style:family="text">
      <style:text-properties fo:color="#23ff23" fo:font-style="italic"/>
    </style:style>
    <style:style style:name="T15" style:family="text">
      <style:text-properties fo:color="#ff8080"/>
    </style:style>
    <style:style style:name="T16" style:family="text">
      <style:text-properties fo:font-size="20pt" fo:font-weight="normal"/>
    </style:style>
    <style:style style:name="T17" style:family="text">
      <style:text-properties fo:color="#ffffff"/>
    </style:style>
    <style:style style:name="T18" style:family="text">
      <style:text-properties fo:font-size="20pt" fo:font-style="italic"/>
    </style:style>
    <style:style style:name="T19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5.4-5.8</presentation:footer-decl>
      <presentation:footer-decl presentation:name="ftr2">CMPTxxxx</presentation:footer-decl>
      <presentation:date-time-decl presentation:name="dtd1" presentation:source="fixed">12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5.4-5.8: FOR Loops, More Arrays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2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29cm" svg:height="0.992cm" svg:x="17.13cm" svg:y="19.279cm">
          <draw:text-box>
            <text:p text:style-name="P1"><text:span text:style-name="T3">http://cmpt14x.seanho.com/</text:span></text:p>
          </draw:text-box>
        </draw:frame>
        <draw:rect draw:style-name="gr2" draw:text-style-name="P7" draw:layer="layout" svg:width="7.62cm" svg:height="4.445cm" svg:x="19.685cm" svg:y="10.795cm">
          <text:p text:style-name="P4"><text:span text:style-name="T4">Reminders:</text:span></text:p>
          <text:p text:style-name="P5"><text:span text:style-name="T4"/></text:p>
          <text:p text:style-name="P6"><text:span text:style-name="T4">1) </text:span><text:span text:style-name="T5">journals</text:span><text:span text:style-name="T4"> in folder</text:span></text:p>
          <text:p text:style-name="P6"><text:span text:style-name="T4"/></text:p>
        </draw:rect>
        <draw:rect draw:style-name="gr3" draw:text-style-name="P9" draw:layer="layout" svg:width="5.717cm" svg:height="2.499cm" svg:x="21.59cm" svg:y="7.661cm">
          <text:list text:style-name="L3">
            <text:list-item>
              <text:p text:style-name="P8"><text:span text:style-name="T4">devo</text:span></text:p>
            </text:list-item>
          </text:list>
          <text:list text:style-name="L3">
            <text:list-item>
              <text:p text:style-name="P8"><text:span text:style-name="T4">midterms back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ypes</text:p>
          </draw:text-box>
        </draw:frame>
        <draw:frame presentation:style-name="pr5" draw:text-style-name="P16" draw:layer="layout" svg:width="25.199cm" svg:height="14.891cm" svg:x="1.4cm" svg:y="4.507cm" presentation:class="outline" presentation:user-transformed="true">
          <draw:text-box>
            <text:list text:style-name="L4">
              <text:list-item>
                <text:p text:style-name="P11"><text:span text:style-name="T6">Modula-2 allows us to </text:span><text:span text:style-name="T7">define</text:span><text:span text:style-name="T6"> our own types in addition to the built-in types we've been using so far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Atomic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8">Scalar typ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Real types (REAL, LONGRE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Ordinal typ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8">Whole number types (INTEGER, CARDINA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8">Enumerations (5.2.1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8">Subranges (5.2.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Structured (aggregate)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8">Arrays (5.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Strings (5.3.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8">Sets (9.2-9.6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8">Records (9.7-9.1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14">
          <draw:rect draw:style-name="gr5" draw:text-style-name="P17" draw:id="id1" draw:layer="layout" svg:width="2.54cm" svg:height="1.27cm" svg:x="19.685cm" svg:y="13.335cm">
            <text:p text:style-name="P4"><text:span text:style-name="T9">done</text:span></text:p>
          </draw:rect>
          <draw:connector draw:style-name="gr6" draw:text-style-name="P18" draw:layer="layout" draw:type="curve" svg:x1="19.685cm" svg:y1="13.97cm" svg:x2="15.24cm" svg:y2="13.017cm" draw:start-shape="id1" draw:start-glue-point="3" draw:end-shape="id2" draw:end-glue-point="1">
            <text:p text:style-name="P1"/>
          </draw:connector>
          <draw:rect draw:style-name="gr7" draw:text-style-name="P19" draw:id="id2" draw:layer="layout" svg:width="8.255cm" svg:height="1.905cm" svg:x="6.985cm" svg:y="12.065cm" draw:corner-radius="0.635cm">
            <text:p text:style-name="P1"/>
          </draw:rect>
        </draw:g>
        <draw:g draw:id="id15">
          <draw:rect draw:style-name="gr5" draw:text-style-name="P17" draw:id="id3" draw:layer="layout" svg:width="2.54cm" svg:height="1.27cm" svg:x="15.875cm" svg:y="15.875cm">
            <text:p text:style-name="P4"><text:span text:style-name="T9">done</text:span></text:p>
          </draw:rect>
          <draw:connector draw:style-name="gr6" draw:text-style-name="P18" draw:layer="layout" draw:type="curve" svg:x1="15.875cm" svg:y1="16.51cm" svg:x2="11.63cm" svg:y2="16.275cm" draw:start-shape="id3" draw:start-glue-point="3" draw:end-shape="id4" draw:end-glue-point="1">
            <text:p text:style-name="P1"/>
          </draw:connector>
          <draw:rect draw:style-name="gr7" draw:text-style-name="P19" draw:id="id4" draw:layer="layout" svg:width="7.62cm" svg:height="2.14cm" svg:x="4.01cm" svg:y="15.205cm" draw:corner-radius="0.635cm">
            <text:p text:style-name="P1"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5.4-5.8)</text:p>
          </draw:text-box>
        </draw:frame>
        <draw:frame presentation:style-name="pr5" draw:text-style-name="P11" draw:layer="layout" svg:width="25.199cm" svg:height="14.367cm" svg:x="1.4cm" svg:y="4.507cm" presentation:class="outline" presentation:user-transformed="true">
          <draw:text-box>
            <text:list text:style-name="L4">
              <text:list-item>
                <text:p text:style-name="P11">FOR loops</text:p>
              </text:list-item>
            </text:list>
            <text:list text:style-name="L4">
              <text:list-item>
                <text:list>
                  <text:list-item>
                    <text:p text:style-name="P12">Loop control vari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Needs initialization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Value after the loop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FOR vs. WHILE: pros/cons?</text:p>
                  </text:list-item>
                </text:list>
              </text:list-item>
            </text:list>
            <text:list text:style-name="L4">
              <text:list-item>
                <text:p text:style-name="P11">Arrays as procedure parameters</text:p>
              </text:list-item>
            </text:list>
            <text:list text:style-name="L4">
              <text:list-item>
                <text:list>
                  <text:list-item>
                    <text:p text:style-name="P12">Type compatibility for value/variable para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Open array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HIGH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Multidimensional array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terating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1">We have often used counters to <text:span text:style-name="T10">iterate</text:span> in a loop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1">counter</text:span> := <text:span text:style-name="T11">start</text:span>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WHILE</text:span> <text:span text:style-name="T11">counter</text:span> &lt;= <text:span text:style-name="T11">sto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3">statement sequenc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INC</text:span> (<text:span text:style-name="T11">counter</text:span>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END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Modula-2 provides a <text:span text:style-name="T10">shorthand</text:span> to help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0">FOR</text:span> <text:span text:style-name="T11">counter</text:span> := <text:span text:style-name="T11">start</text:span> <text:span text:style-name="T10">TO</text:span> <text:span text:style-name="T11">sto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3">statement sequenc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END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oop control variable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The loop <text:span text:style-name="T10">control</text:span> variable (e.g., <text:span text:style-name="T11">counter</text:span>)</text:p>
              </text:list-item>
            </text:list>
            <text:list text:style-name="L4">
              <text:list-item>
                <text:list>
                  <text:list-item>
                    <text:p text:style-name="P12">Can be any <text:span text:style-name="T10">ordinal</text:span> type (enumerations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Does not need to be <text:span text:style-name="T10">initialized</text:span> before the loo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Value is <text:span text:style-name="T10">undefined</text:span> after the loop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0">FOR</text:span> <text:span text:style-name="T11">counter</text:span> := <text:span text:style-name="T11">start</text:span> <text:span text:style-name="T10">TO</text:span> <text:span text:style-name="T11">sto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3">statement sequenc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END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1">counter</text:span> := 0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(can't depend on <text:span text:style-name="T11">counter</text:span> having a particular val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ncrements</text:p>
          </draw:text-box>
        </draw:frame>
        <draw:frame presentation:style-name="pr5" draw:text-style-name="P11" draw:layer="layout" svg:width="25.199cm" svg:height="14.298cm" svg:x="1.4cm" svg:y="4.507cm" presentation:class="outline" presentation:user-transformed="true">
          <draw:text-box>
            <text:list text:style-name="L4">
              <text:list-item>
                <text:p text:style-name="P11">An optional constant <text:span text:style-name="T10">increment</text:span> can be give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0">FOR</text:span> <text:span text:style-name="T11">counter</text:span> := <text:span text:style-name="T11">start</text:span> <text:span text:style-name="T10">TO</text:span> <text:span text:style-name="T11">stop </text:span><text:span text:style-name="T10">BY</text:span><text:span text:style-name="T11"> incre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3">statement sequenc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END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This is equivalent to us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INC</text:span> (<text:span text:style-name="T11">counter</text:span>, <text:span text:style-name="T11">increment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The increment can be <text:span text:style-name="T10">negative</text:span>, to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The increment must be a <text:span text:style-name="T10">constant</text:span> express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Must be <text:span text:style-name="T10">whole</text:span> number type (not enumeration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0">FOR</text:span> <text:span text:style-name="T11">today</text:span> := <text:span text:style-name="T11">Mon</text:span> <text:span text:style-name="T10">TO</text:span> <text:span text:style-name="T11">Fri</text:span> <text:span text:style-name="T10">BY</text:span> 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 as shorthand for WHILE</text:p>
          </draw:text-box>
        </draw:frame>
        <draw:frame presentation:style-name="pr5" draw:text-style-name="P11" draw:layer="layout" svg:width="25.199cm" svg:height="16.232cm" svg:x="1.4cm" svg:y="4.507cm" presentation:class="outline" presentation:user-transformed="true">
          <draw:text-box>
            <text:list text:style-name="L4">
              <text:list-item>
                <text:p text:style-name="P11">For most iterative loops, <text:span text:style-name="T10">FOR</text:span> is a good shorthand </text:p>
              </text:list-item>
            </text:list>
            <text:list text:style-name="L4">
              <text:list-item>
                <text:p text:style-name="P11">But <text:span text:style-name="T12">WHILE</text:span> gives you more <text:span text:style-name="T10">control</text:span>:</text:p>
              </text:list-item>
            </text:list>
            <text:list text:style-name="L4">
              <text:list-item>
                <text:list>
                  <text:list-item>
                    <text:p text:style-name="P12">e.g., exiting a loop <text:span text:style-name="T10">early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counter := 0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WHILE</text:span> counter &lt; max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IF</text:span> <text:span text:style-name="T14">(user wants to quit earl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12">THE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8"><text:span text:style-name="T10">counter := max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12">END</text:span>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INC</text:span> (counter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END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9">Loop control variable may not be <text:span text:style-name="T10">threatened</text:span> inside FOR</text:p>
              </text:list-item>
            </text:list>
          </draw:text-box>
        </draw:frame>
        <draw:rect draw:style-name="gr7" draw:text-style-name="P18" draw:id="id16" draw:layer="layout" svg:width="10.895cm" svg:height="3.81cm" svg:x="6.35cm" svg:y="12.6cm" draw:corner-radius="1.27cm">
          <text:p text:style-name="P1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 loops and arrays</text:p>
          </draw:text-box>
        </draw:frame>
        <draw:frame presentation:style-name="pr5" draw:text-style-name="P29" draw:layer="layout" svg:width="25.199cm" svg:height="15.153cm" svg:x="1.4cm" svg:y="4.507cm" presentation:class="outline" presentation:user-transformed="true">
          <draw:text-box>
            <text:list text:style-name="L4">
              <text:list-item>
                <text:p text:style-name="P29">Find <text:span text:style-name="T10">average</text:span> of an arra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CON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length</text:span> = 1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myArray</text:span> : <text:span text:style-name="T12">ARRAY</text:span> [1 .. length] <text:span text:style-name="T12">OF</text:span> <text:span text:style-name="T12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sum</text:span>, <text:span text:style-name="T11">average</text:span> : <text:span text:style-name="T12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index</text:span> : <text:span text:style-name="T12">CARDIN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sum</text:span> := 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FOR</text:span> <text:span text:style-name="T11">index</text:span> := 1 <text:span text:style-name="T12">TO</text:span> <text:span text:style-name="T11">leng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D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12">INC</text:span> (<text:span text:style-name="T11">sum</text:span>, <text:span text:style-name="T10">myArray [index]</text:span>)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END</text:span>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average</text:span> := <text:span text:style-name="T11">sum</text:span> / <text:span text:style-name="T11">length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8" draw:text-style-name="P18" draw:id="id17" draw:layer="layout" svg:width="14.605cm" svg:height="3.81cm" svg:x="4.445cm" svg:y="14.905cm" draw:corner-radius="1.27cm">
          <text:p text:style-name="P1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rrays as parameters</text:p>
          </draw:text-box>
        </draw:frame>
        <draw:frame presentation:style-name="pr7" draw:text-style-name="P21" draw:layer="layout" svg:width="25.199cm" svg:height="15.182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PROCEDURE</text:span> <text:span text:style-name="T15">Averag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(<text:span text:style-name="T10">myArray : ARRAY [1 .. 10] OF REAL</text:span>) : <text:span text:style-name="T12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sum</text:span> : <text:span text:style-name="T12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index</text:span> : <text:span text:style-name="T12">CARDIN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sum</text:span> := 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FOR</text:span> <text:span text:style-name="T11">index</text:span> := 1 <text:span text:style-name="T12">TO</text:span> <text:span text:style-name="T11">leng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D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12">INC</text:span> (<text:span text:style-name="T11">sum</text:span>, <text:span text:style-name="T11">myArray [index]</text:span>)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END</text:span>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RETURN</text:span> <text:span text:style-name="T11">sum</text:span> / <text:span text:style-name="T11">length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END</text:span> <text:span text:style-name="T15">Average</text:span>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9">But this function can only take arrays of <text:span text:style-name="T10">size</text:span> 10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rray type compatibility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When <text:span text:style-name="T10">value</text:span> parameters use array types:</text:p>
              </text:list-item>
            </text:list>
            <text:list text:style-name="L4">
              <text:list-item>
                <text:list>
                  <text:list-item>
                    <text:p text:style-name="P12">Actual param and formal param must be <text:span text:style-name="T10">assignment</text:span> compatible</text:p>
                  </text:list-item>
                </text:list>
              </text:list-item>
            </text:list>
            <text:list text:style-name="L4">
              <text:list-item>
                <text:p text:style-name="P11">When <text:span text:style-name="T10">variable</text:span> parameters use array types:</text:p>
              </text:list-item>
            </text:list>
            <text:list text:style-name="L4">
              <text:list-item>
                <text:list>
                  <text:list-item>
                    <text:p text:style-name="P12">Actual param and formal param must be exactly the <text:span text:style-name="T10">sam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 arrays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1">An <text:span text:style-name="T10">open array</text:span> does not specify the rang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PROCEDURE</text:span> <text:span text:style-name="T15">Averag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(<text:span text:style-name="T11">myArray</text:span><text:span text:style-name="T10"> : ARRAY OF REAL</text:span>) : <text:span text:style-name="T12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9">A REAL array of <text:span text:style-name="T10">any length</text:span> is compatible</text:p>
              </text:list-item>
            </text:list>
            <text:list text:style-name="L4">
              <text:list-item>
                <text:p text:style-name="P29">Find the length of the array with <text:span text:style-name="T10">HIGH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FOR</text:span> <text:span text:style-name="T11">index</text:span> := 0 <text:span text:style-name="T12">TO</text:span> <text:span text:style-name="T10">HIGH</text:span><text:span text:style-name="T11"> (myArray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9"><text:span text:style-name="T10">Indexing</text:span> of open arrays is alway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[ 0 .. HIGH (myArray)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Even if the array is usually indexed by enumer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<text:span text:style-name="T10">Multidimensional</text:span> arrays are simply arrays of array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MatrixA</text:span> : <text:span text:style-name="T12">ARRAY</text:span> [1 .. 3] <text:span text:style-name="T12">OF</text:span> <text:span text:style-name="T12">ARRAY</text:span> [1 .. 4] <text:span text:style-name="T12">OF</text:span> <text:span text:style-name="T12">REAL</text:span>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Shorthand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MatrixA</text:span> : <text:span text:style-name="T12">ARRAY</text:span> [1 .. 3], [1 .. 4] <text:span text:style-name="T12">OF REAL</text:span>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9"><text:span text:style-name="T10">Accessing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MatrixA</text:span> [2] [3] := 2.3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Shorthand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MatrixA</text:span> [2, 3] := 2.3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9"><text:span text:style-name="T10">Row-major</text:span> convention:</text:p>
              </text:list-item>
            </text:list>
          </draw:text-box>
        </draw:frame>
        <draw:frame draw:style-name="gr9" draw:id="id6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0" draw:id="id5" draw:layer="layout" svg:width="4.079cm" svg:height="1.077cm" svg:x="23.83cm" svg:y="16.126cm">
          <draw:text-box>
            <text:p text:style-name="P1"><text:span text:style-name="T16">MatrixA[2]</text:span></text:p>
          </draw:text-box>
        </draw:frame>
        <draw:connector draw:style-name="gr10" draw:text-style-name="P18" draw:id="id18" draw:layer="layout" draw:type="line" svg:x1="23.83cm" svg:y1="16.664cm" svg:x2="21.96cm" svg:y2="16.707cm" draw:start-shape="id5" draw:start-glue-point="3" draw:end-shape="id6" draw:end-glue-point="1">
          <text:p text:style-name="P1"/>
        </draw:connector>
        <draw:ellipse draw:style-name="gr8" draw:text-style-name="P18" draw:id="id8" draw:layer="layout" svg:width="1.905cm" svg:height="1.27cm" svg:x="18.215cm" svg:y="16.175cm">
          <text:p text:style-name="P1"/>
        </draw:ellipse>
        <draw:connector draw:style-name="gr10" draw:text-style-name="P18" draw:id="id19" draw:layer="layout" draw:type="curve" svg:x1="13.335cm" svg:y1="13.335cm" svg:x2="19.167cm" svg:y2="16.175cm" draw:start-shape="id7" draw:start-glue-point="1" draw:end-shape="id8" draw:end-glue-point="0">
          <text:p text:style-name="P1"/>
        </draw:connector>
        <draw:ellipse draw:style-name="gr8" draw:text-style-name="P18" draw:id="id7" draw:layer="layout" svg:width="1.905cm" svg:height="1.27cm" svg:x="11.43cm" svg:y="12.7cm">
          <text:p text:style-name="P1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2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 multidimensional arrays</text:p>
          </draw:text-box>
        </draw:frame>
        <draw:frame presentation:style-name="pr5" draw:text-style-name="P11" draw:layer="layout" svg:width="25.199cm" svg:height="16.039cm" svg:x="1.4cm" svg:y="4.507cm" presentation:class="outline" presentation:user-transformed="true">
          <draw:text-box>
            <text:list text:style-name="L4">
              <text:list-item>
                <text:p text:style-name="P11">Multidimensional arrays can also be <text:span text:style-name="T10">open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PROCEDURE</text:span> <text:span text:style-name="T15">Averag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(<text:span text:style-name="T11">A</text:span><text:span text:style-name="T12"> : </text:span><text:span text:style-name="T10">ARRAY OF ARRAY OF REAL</text:span>) : <text:span text:style-name="T12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VAR </text:span><text:span text:style-name="T11">sum</text:span> : <text:span text:style-name="T12">REAL</text:span>; <text:span text:style-name="T11">row, col</text:span> : <text:span text:style-name="T12">CARDINAL</text:span>;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1">sum</text:span> := 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FOR</text:span> <text:span text:style-name="T11">row</text:span> := 0 <text:span text:style-name="T12">TO</text:span> <text:span text:style-name="T10">HIGH (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D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12">FOR </text:span><text:span text:style-name="T11">col</text:span><text:span text:style-name="T12"> </text:span><text:span text:style-name="T17">:= 0 </text:span><text:span text:style-name="T12">TO </text:span><text:span text:style-name="T10">HIGH (A [row]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8"><text:span text:style-name="T12">DO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"><text:span text:style-name="T12">INC</text:span> (<text:span text:style-name="T11">sum</text:span>, <text:span text:style-name="T11">A [row, col]</text:span>);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8"><text:span text:style-name="T12">END</text:span>;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END</text:span>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2">RETURN</text:span> <text:span text:style-name="T11">sum</text:span> / <text:span text:style-name="T11">( </text:span><text:span text:style-name="T12">HIGH</text:span><text:span text:style-name="T11"> (A) * </text:span><text:span text:style-name="T12">HIGH</text:span><text:span text:style-name="T11"> (A[0]) )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2">END</text:span> <text:span text:style-name="T15">Average</text:span>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2" draw:id="id9" draw:layer="layout" svg:width="6.378cm" svg:height="1.068cm" svg:x="17.915cm" svg:y="10.511cm">
          <draw:text-box>
            <text:p text:style-name="P1"><text:span text:style-name="T18">Number of rows</text:span></text:p>
          </draw:text-box>
        </draw:frame>
        <draw:frame draw:style-name="gr1" draw:text-style-name="P32" draw:id="id11" draw:layer="layout" svg:width="7.669cm" svg:height="1.068cm" svg:x="20.955cm" svg:y="12.315cm">
          <draw:text-box>
            <text:p text:style-name="P1"><text:span text:style-name="T18">Number of columns</text:span></text:p>
          </draw:text-box>
        </draw:frame>
        <draw:rect draw:style-name="gr8" draw:text-style-name="P18" draw:id="id10" draw:layer="layout" svg:width="3.71cm" svg:height="1.505cm" svg:x="11.53cm" svg:y="11.63cm" draw:corner-radius="0.635cm">
          <text:p text:style-name="P1"/>
        </draw:rect>
        <draw:rect draw:style-name="gr8" draw:text-style-name="P18" draw:id="id12" draw:layer="layout" svg:width="6.015cm" svg:height="1.505cm" svg:x="13.67cm" svg:y="13.635cm" draw:corner-radius="0.635cm">
          <text:p text:style-name="P1"/>
        </draw:rect>
        <draw:connector draw:style-name="gr10" draw:text-style-name="P18" draw:id="id20" draw:layer="layout" draw:type="curve" svg:x1="17.915cm" svg:y1="11.045cm" svg:x2="15.24cm" svg:y2="12.382cm" draw:start-shape="id9" draw:start-glue-point="3" draw:end-shape="id10" draw:end-glue-point="1">
          <text:p text:style-name="P1"/>
        </draw:connector>
        <draw:connector draw:style-name="gr10" draw:text-style-name="P18" draw:id="id21" draw:layer="layout" draw:type="curve" svg:x1="20.955cm" svg:y1="12.849cm" svg:x2="19.685cm" svg:y2="14.387cm" draw:start-shape="id11" draw:start-glue-point="3" draw:end-shape="id12">
          <text:p text:style-name="P1"/>
        </draw:connector>
        <draw:rect draw:style-name="gr8" draw:text-style-name="P18" draw:id="id13" draw:layer="layout" svg:width="5.08cm" svg:height="1.505cm" svg:x="15.44cm" svg:y="18.18cm" draw:corner-radius="0.635cm">
          <text:p text:style-name="P1"/>
        </draw:rect>
        <draw:connector draw:style-name="gr10" draw:text-style-name="P18" draw:id="id22" draw:layer="layout" draw:type="curve" svg:x1="24.789cm" svg:y1="13.383cm" svg:x2="20.52cm" svg:y2="18.932cm" draw:start-shape="id11" draw:start-glue-point="2" draw:end-shape="id13" draw:end-glue-point="1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3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5.4-5.8)</text:p>
          </draw:text-box>
        </draw:frame>
        <draw:frame presentation:style-name="pr5" draw:text-style-name="P11" draw:layer="layout" svg:width="25.199cm" svg:height="14.367cm" svg:x="1.4cm" svg:y="4.507cm" presentation:class="outline" presentation:user-transformed="true">
          <draw:text-box>
            <text:list text:style-name="L4">
              <text:list-item>
                <text:p text:style-name="P11"><text:span text:style-name="T10">FOR</text:span> loops</text:p>
              </text:list-item>
            </text:list>
            <text:list text:style-name="L4">
              <text:list-item>
                <text:list>
                  <text:list-item>
                    <text:p text:style-name="P12">Loop <text:span text:style-name="T10">control</text:span> vari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Needs initialization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Value after the loop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FOR</text:span> vs. <text:span text:style-name="T12">WHILE</text:span>: <text:span text:style-name="T10">pros/cons</text:span>?</text:p>
                  </text:list-item>
                </text:list>
              </text:list-item>
            </text:list>
            <text:list text:style-name="L4">
              <text:list-item>
                <text:p text:style-name="P11">Arrays as procedure <text:span text:style-name="T10">parameters</text:span></text:p>
              </text:list-item>
            </text:list>
            <text:list text:style-name="L4">
              <text:list-item>
                <text:list>
                  <text:list-item>
                    <text:p text:style-name="P12">Type <text:span text:style-name="T10">compatibility</text:span> for value/variable para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Open</text:span> array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2">HIGH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10">Multidimensional</text:span> array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4" presentation:class="page"/>
          <draw:frame presentation:style-name="pr6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1"><text:span text:style-name="T19">Lab5</text:span><text:span text:style-name="T1"> due next week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">§6.11 #( 25 / 33 ) (choose one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9">Homework</text:span><text:span text:style-name="T1">: §5.11 #22 due Friday</text:span></text:p>
              </text:list-item>
            </text:list>
            <text:list text:style-name="L4">
              <text:list-item>
                <text:p text:style-name="P11"><text:span text:style-name="T19">Quiz</text:span><text:span text:style-name="T1"> ch5 this </text:span><text:span text:style-name="T20">Friday</text:span><text:span text:style-name="T1">!</text:span></text:p>
              </text:list-item>
            </text:list>
            <text:list text:style-name="L4">
              <text:list-item>
                <text:p text:style-name="P11"><text:span text:style-name="T19">Reading</text:span><text:span text:style-name="T1">: through §6.3 for Friday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5" presentation:class="page"/>
          <draw:frame presentation:style-name="pr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58</meta:generator>
    <dc:title>CMPT14x Lecture</dc:title>
    <meta:initial-creator>Sean Ho</meta:initial-creator>
    <meta:creation-date>2005-08-16T14:05:12</meta:creation-date>
    <dc:creator>sean ho</dc:creator>
    <dc:date>2005-10-12T10:36:13</dc:date>
    <dc:language>en-US</dc:language>
    <meta:editing-cycles>282</meta:editing-cycles>
    <meta:editing-duration>P10DT14H17M0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  <math:mtd>
                        <math:mn>1.4</math:mn>
                      </math:mtd>
                    </math:mtr>
                    <math:mtr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  <math:mtd>
                        <math:mn>2.4</math:mn>
                      </math:mtd>
                    </math:mtr>
                    <math:mtr>
                      <math:mtd>
                        <math:mn>3.1</math:mn>
                      </math:mtd>
                      <math:mtd>
                        <math:mn>3.2</math:mn>
                      </math:mtd>
                      <math:mtd>
                        <math:mn>3.3</math:mn>
                      </math:mtd>
                      <math:mtd>
                        <math:mn>3.4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1.1 # 1.2 # 1.3 # 1.4 ## 2.1 # 2.2 # 2.3 # 2.4 ## 3.1 # 3.2 # 3.3 # 3.4}  right ) </math:annotation>
  </math:semantics>
</math:math>
</file>